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3" style:family="paragraph" style:parent-style-name="Standard">
      <style:text-properties style:text-underline-style="solid" style:text-underline-width="auto" style:text-underline-color="font-color" fo:font-weight="bold" fo:background-color="transparent" style:font-weight-asian="bold" style:font-weight-complex="bold"/>
    </style:style>
    <style:style style:name="P4" style:family="paragraph" style:parent-style-name="Standard">
      <style:paragraph-properties>
        <style:tab-stops>
          <style:tab-stop style:position="12.859cm"/>
        </style:tab-stops>
      </style:paragraph-properties>
      <style:text-properties style:text-underline-style="solid" style:text-underline-width="auto" style:text-underline-color="font-color" fo:font-weight="bold" fo:background-color="transparent" style:font-weight-asian="bold" style:font-weight-complex="bold"/>
    </style:style>
    <style:style style:name="P5" style:family="paragraph" style:parent-style-name="Standard">
      <style:text-properties style:text-underline-style="solid" style:text-underline-width="auto" style:text-underline-color="font-color" fo:background-color="#ffff00"/>
    </style:style>
    <style:style style:name="P6" style:family="paragraph" style:parent-style-name="Standard">
      <style:text-properties style:text-underline-style="solid" style:text-underline-width="auto" style:text-underline-color="font-color" fo:font-weight="normal" style:font-weight-asian="normal" style:font-weight-complex="normal"/>
    </style:style>
    <style:style style:name="P7" style:family="paragraph" style:parent-style-name="Standard">
      <style:text-properties fo:background-color="#ffff00"/>
    </style:style>
    <style:style style:name="P8" style:family="paragraph" style:parent-style-name="Standard">
      <style:text-properties fo:font-style="italic" style:font-style-asian="italic" style:font-style-complex="italic"/>
    </style:style>
    <style:style style:name="P9" style:family="paragraph" style:parent-style-name="Standard">
      <style:text-properties fo:font-style="italic" fo:background-color="transparent" style:font-style-asian="italic" style:font-style-complex="italic"/>
    </style:style>
    <style:style style:name="P10" style:family="paragraph" style:parent-style-name="Standard">
      <style:text-properties fo:background-color="transparent"/>
    </style:style>
    <style:style style:name="P11" style:family="paragraph" style:parent-style-name="Standard">
      <style:text-properties fo:font-style="normal" style:text-underline-style="none" fo:font-weight="normal" style:font-style-asian="normal" style:font-weight-asian="normal" style:font-style-complex="normal" style:font-weight-complex="normal"/>
    </style:style>
    <style:style style:name="P12" style:family="paragraph" style:parent-style-name="Standard">
      <style:text-properties fo:font-style="normal" style:text-underline-style="none" fo:font-weight="normal" fo:background-color="#ffff00" style:font-style-asian="normal" style:font-weight-asian="normal" style:font-style-complex="normal" style:font-weight-complex="normal"/>
    </style:style>
    <style:style style:name="P13" style:family="paragraph" style:parent-style-name="Standard">
      <style:text-properties fo:font-style="normal" fo:background-color="#ffff00" style:font-style-asian="normal" style:font-style-complex="normal"/>
    </style:style>
    <style:style style:name="P14" style:family="paragraph" style:parent-style-name="Standard">
      <style:text-properties fo:font-style="normal" fo:background-color="transparent" style:font-style-asian="normal" style:font-style-complex="normal"/>
    </style:style>
    <style:style style:name="P15" style:family="paragraph" style:parent-style-name="Standard">
      <style:text-properties fo:font-weight="bold" fo:background-color="transparent" style:font-weight-asian="bold" style:font-weight-complex="bold"/>
    </style:style>
    <style:style style:name="P16" style:family="paragraph" style:parent-style-name="Standard">
      <style:text-properties fo:font-weight="bold" style:font-weight-asian="bold" style:font-weight-complex="bold"/>
    </style:style>
    <style:style style:name="P17" style:family="paragraph" style:parent-style-name="Standard">
      <style:text-properties style:text-underline-style="none" fo:font-weight="bold" fo:background-color="transparent" style:font-weight-asian="bold" style:font-weight-complex="bold"/>
    </style:style>
    <style:style style:name="P18" style:family="paragraph" style:parent-style-name="Standard">
      <style:text-properties style:text-underline-style="none" fo:font-weight="normal" fo:background-color="transparent" style:font-weight-asian="normal" style:font-weight-complex="normal"/>
    </style:style>
    <style:style style:name="P19" style:family="paragraph" style:parent-style-name="Standard">
      <style:text-properties style:text-underline-style="none" fo:font-weight="normal" fo:background-color="#ffff00" style:font-weight-asian="normal" style:font-weight-complex="normal"/>
    </style:style>
    <style:style style:name="P20" style:family="paragraph" style:parent-style-name="Standard">
      <style:text-properties style:text-underline-style="none" fo:font-weight="normal" style:font-weight-asian="normal" style:font-weight-complex="normal"/>
    </style:style>
    <style:style style:name="P21" style:family="paragraph" style:parent-style-name="Standard" style:list-style-name="L1">
      <style:text-properties fo:font-weight="bold" fo:background-color="#ffff00" style:font-weight-asian="bold" style:font-weight-complex="bold"/>
    </style:style>
    <style:style style:name="P22" style:family="paragraph" style:parent-style-name="Standard" style:list-style-name="L3">
      <style:text-properties fo:font-weight="bold" fo:background-color="#ffff00" style:font-weight-asian="bold" style:font-weight-complex="bold"/>
    </style:style>
    <style:style style:name="P23" style:family="paragraph" style:parent-style-name="Standard" style:list-style-name="L2"/>
    <style:style style:name="P24" style:family="paragraph" style:parent-style-name="Standard" style:list-style-name="L4"/>
    <style:style style:name="P25" style:family="paragraph" style:parent-style-name="Standard" style:list-style-name="L5">
      <style:text-properties style:text-underline-style="none" fo:font-weight="normal"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weight="bold" style:font-weight-asian="bold" style:font-weight-complex="bold"/>
    </style:style>
    <style:style style:name="T7" style:family="text">
      <style:text-properties style:text-underline-style="none" fo:font-weight="normal" fo:background-color="transparent" style:font-weight-asian="normal" style:font-weight-complex="normal"/>
    </style:style>
    <style:style style:name="T8" style:family="text">
      <style:text-properties style:text-underline-style="none" fo:font-weight="bold" fo:background-color="transparent" style:font-weight-asian="bold" style:font-weight-complex="bold"/>
    </style:style>
    <style:style style:name="T9" style:family="text">
      <style:text-properties fo:background-color="transparent"/>
    </style:style>
    <style:style style:name="T10" style:family="text">
      <style:text-properties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Configuración Inicial Adempiere </text:p>
      <text:p text:style-name="Standard">Pasos necesarios para la puesta en marcha del ERP.</text:p>
      <text:p text:style-name="Standard"/>
      <text:p text:style-name="Standard">Al ejecutar el proceso 'Configuración inicial de la compañía' debemos importar el archivo de cuentas AccountingUS.cvs. en este proceso inicial solo importa las 'cuentas internas', luego tendremos la opcion de importar un plan de cuentas personalizado. </text:p>
      <text:p text:style-name="Standard"/>
      <text:p text:style-name="Standard">Notar que tanto en la ventana Compañía como Organización existe el campo 'estrategia de Replicación' cuya unica opción (en ambas) es POS </text:p>
      <text:p text:style-name="Standard"/>
      <text:p text:style-name="Standard">Al realizar la re-importación de cuentas, notar que el 'cargador de Archivos para importar' no habilita el botón check por defecto. Para que nos "tome" el archvo.cvs primero lo abrimos con OpenOfficeCalc y seleccionamos solo la opcion (checkbox) separado por comas (ojo solo esa opcion, deseleccior punto y coma, espacio y cualquier otra opción). </text:p>
      <text:p text:style-name="Standard">Puede que al importar en la ventana 'Importar cuenta contable' nos de un error si no borramos los registros en blanco antes (pueden ser el 1ro y el último) </text:p>
      <text:p text:style-name="Standard"/>
      <text:p text:style-name="Standard">Luego de importar la configuración contable, chequear y realizar las modificaciones correspondientes. </text:p>
      <text:p text:style-name="Standard"/>
      <text:p text:style-name="Standard">Crear el año calendario y los periodos. Abrir los documentos de los periodos. </text:p>
      <text:p text:style-name="Standard"/>
      <text:p text:style-name="Standard">Activar el procesador de Contabilidad. </text:p>
      <text:p text:style-name="Standard">Al configurar las frecuencias de ejecución del procesador podemos generar una general para todas las tablas (campo tabla en blanco) y varias frecuencias mas por tabla para que por ejemplo a una tabla en particular la procese con mas frecuencia. </text:p>
      <text:p text:style-name="Standard"/>
      <text:p text:style-name="Standard">Crear nuevas combinaciones de cuentas (si es necesario) y reemplazar alguna existente. Podemos crear una nueva combinación de cuentas utilizando una cuenta existente pero que no debe ser resumen (summary level) ni Controlada por documento. (podemos chequearlo en el .cvs importado)</text:p>
      <text:p text:style-name="Standard">Chequear que los artículos luego de migrar (ver si hay campo de contabilidad en la migración) quedaron en la cuenta de venta de servicios :( y deberían estar en venta de Bienes. También ver que todas las combinaciones de cuentas están como *, y al cambiarlas quedan como Principal. Analizar si corresponde dejarlas como * ya que Miles no contabiliza :P --- <text:span text:style-name="T4">Ver la contabilidad del producto viene de su Categoría! Migrar a categoría seteada correctamente.</text:span></text:p>
      <text:p text:style-name="P11">Ver cuenta por defecto de costo y ventas son cuentas de servicios y deberían ser de Proeductos.</text:p>
      <text:p text:style-name="P11">Setear correctamente la información contable en la categoría antes de migrar.</text:p>
      <text:p text:style-name="P12">OJO al setar la contabilidad las cuentas deberían ser propias por organizacion (no se puede porque en definitiva estamos accediendo al mismo productos desde ambas organizaciones). Para que al efectuar operaciones en Miles no afecten las cuentas de Principal. Analizar como resolver eso. Si al generar las operaciones se puede filtrar por organizacion la contabilidad.</text:p>
      <text:p text:style-name="Standard"/>
      <text:p text:style-name="Standard">Para crear una nueva combinacion de cuentas debemos acceder a la ventana Menu|Análisis de Desempeño|Reglas contables|Combinación de cuentas. Pero en esta ventana por defecto está deshabilitado el botón nuevo, es decir la ventana es Query Only. Para cambiar el estado la ventana a Mantain que nos permitiría agregar datos en esta ventana nos loggeamos como System y accedemos a la ventana Menu|Diccionario de la Aplicación|Ventana; Pestaña y Campo. En la búsqueda por Nombre tipeamos 'Account Combination' allí en el campo 'Tipo de ventana' cambiamos de Solo Consulta a Mantener. Tener en cuenta que podemos crear la misma combinacion de cuentas más de una vez ya que el sistema no nos avisa si hay duplicados, una vez creada la combinación no podemos borrarla, debemos entonces desactivarla (checkbox activa deselected) para evitar errores. Podemos asignarle una combinacion contable distinta a cada producto si así lo necesitáramos. Esto <text:soft-page-break/>sirve para por ejemplo diferenciar la contabilidad de un producto compra.venta de un servicio. </text:p>
      <text:p text:style-name="Standard"/>
      <text:p text:style-name="Standard">Creamos uno o más grupos de Socios de Negocion (SdN). Se puede asignar en la migracion el grupo a los SdN <text:s/>importados. (cn esto creamos los grupos con la configuración contable correcta y luego al asignarle los Bps importados toman esa configuración contable)</text:p>
      <text:p text:style-name="Standard"/>
      <text:p text:style-name="Standard">Migrar o crear los BPS,. </text:p>
      <text:p text:style-name="Standard">Tener en Cuenta las nuevas talbas con la LCO. </text:p>
      <text:p text:style-name="Standard">Tipo de Contribuyente= lco_taxpayertype </text:p>
      <text:p text:style-name="Standard">Tipo de Contribuyente (RI,Monot, CF) </text:p>
      <text:p text:style-name="Standard">CIIU (Categoría de IIB) </text:p>
      <text:p text:style-name="Standard"/>
      <text:p text:style-name="Standard"><text:s/>Con LCO Código = Search Key</text:p>
      <text:p text:style-name="Standard">En el BP el campo Value sería el CUIT? NO, ahora con LCO existen los campos Documento (tambien el desplegable tipo de identificación) y código, ver de cambiar el nombre al campo. Generar MASCARA con validación, campo obligatorio. </text:p>
      <text:p text:style-name="Standard"/>
      <text:p text:style-name="Standard">Elegir entre DUNS o NICS/SIC para cargar el número de inscripción en IIBB ver cambiar el nombre del campo. Ese campo debe estar asociado al campo <text:s/>CIIU (Actividad económica en <text:s/>LCO, esta tabla la usaremos para definir la categoría de IIBB Directo o Convenio Multilateral). Según la elección en CIIU (tabla: lco_isic) Generaramos las siguientes MASCARAS: </text:p>
      <text:p text:style-name="Standard"><text:span text:style-name="T2">Directo:</text:span> Campo Obligatorio - Máscara de 8 dígitos (números) sin validación </text:p>
      <text:p text:style-name="Standard"><text:span text:style-name="T2">Convenio Multilateral:</text:span> Campo Obligatorio (en caso de no tener el número cargar como directo y rellenar con ceros ya que corresponde aplicar la alícuota mas alta aunque sea C(en caso de no tener el número cargar como directo y rellenar con ceroM, si no trae los form de inscripción.) máscara 10 dígitos (números) con validación. </text:p>
      <text:p text:style-name="Standard">Contribuyente sin documentación campo obligatorio rellenar con 0 ceros al no tener el número </text:p>
      <text:p text:style-name="Standard">Cargar cuentas bancarias (Para Principal y miles también) </text:p>
      <text:p text:style-name="Standard"/>
      <text:p text:style-name="Standard">Configurar el libro de efectivo -caja- (para registrar operaciones directas a dinero. -compra de insumos, viáticos, etc.) (Para Principal y Miles también) </text:p>
      <text:p text:style-name="Standard"/>
      <text:p text:style-name="Standard">Crear Cargo (para mapear distintos gastos o ingresos y que no vayan a la cuenta de Gastos o ingresos 'generales'. Para crear un gasto debemos crear una nueva combinación de cuentas eligiendo de las cuentas disponible, por ejemplo Honorarios. </text:p>
      <text:p text:style-name="Standard"/>
      <text:p text:style-name="Standard">Setear la/las Monedas de trabajo. Y sus respectivos tipos y tasa de cambio. Desactivar las monedas innecesarias para simplificar el uso. Loggear como System. </text:p>
      <text:p text:style-name="Standard">Si dejamos 2 o más Monedas activas en el sistema, debemos setear las tasas de cambio para evitar errores. </text:p>
      <text:p text:style-name="Standard"/>
      <text:p text:style-name="Standard">NOTA: Crear las listas de precios, productos, socios de negocios etc, con la Organizacion * para compratirlos con Miles. </text:p>
      <text:p text:style-name="Standard"/>
      <text:p text:style-name="Standard">Crear las Categorías de Producto </text:p>
      <text:p text:style-name="P16">NOTA: la configuración contable predeterminada del producto proviene de su categoría. </text:p>
      <text:p text:style-name="P16"><text:tab/>La configuración contable del Socio de Negocios proviene de su Grupo de Socios de Negocios. </text:p>
      <text:p text:style-name="Standard">Debemos setear el método y nivel de costeo para cada categoría de lo contrario se utilizara el método Standard y el Nivel compañía. (En Leimat usamos última factura pues también seteamos ese precio de costo para el POS, el nivel lo seteamos a Organización para que Amstrong no influya en los cálculos). </text:p>
      <text:p text:style-name="Standard"><text:soft-page-break/><text:span text:style-name="T2">* Crear un tipo nuevo de cargo</text:span> “salida por Garantía” para registrar las salidas de stock por garantía. Elegir las cuentas contables adecuadas para la contabilización correcta.</text:p>
      <text:p text:style-name="Standard"/>
      <text:p text:style-name="Standard">Configurar las listas de precios. </text:p>
      <text:p text:style-name="Standard"/>
      <text:p text:style-name="Standard">Esquema de listas de precios. </text:p>
      <text:p text:style-name="Standard"><text:tab/>Esquema de Ventas </text:p>
      <text:p text:style-name="Standard"><text:tab/>Esquema de Compras </text:p>
      <text:p text:style-name="Standard">(En la solapa schema line podemos generear una regla para calcular automáticamente los precios Standard y Límite tomando de base el precio de Lista) </text:p>
      <text:p text:style-name="Standard">Esquema de descuento </text:p>
      <text:p text:style-name="Standard"><text:s/>Podemos crear varios esquemas fijando un % de descuento para cada esquema. </text:p>
      <text:p text:style-name="Standard">Lista de precios </text:p>
      <text:p text:style-name="Standard"><text:tab/>Creamos la lista de precios de Compra y la lista de precios de Venta con sus respectivas versiones-. </text:p>
      <text:p text:style-name="Standard">El ultimo paso es setear el precio de Lista, Standard y límite de nuestros productos. </text:p>
      <text:p text:style-name="Standard"/>
      <text:p text:style-name="Standard">Crear las formas de PAGO. -(ver que en Miles solo esté activa Contado)</text:p>
      <text:p text:style-name="Standard">En la Ad si queremos realizar un pago de en factura pendiente vamos a la ventana Saldos Pendientes|Pagos/Recaudos y generamos un Pago a clientes. Si al generar el pago no lo vinculamos con una factura <text:span text:style-name="T10">debemos asignarlo a la factura correspondiente. Si no queda como una entrega de dinero que hizo el BP pero sin pagar ningún documento en particular. </text:span></text:p>
      <text:p text:style-name="Standard"><text:span text:style-name="T10">Si al generar el pago vinculamos una factura, entonces la asignación se realiza automáticamente y se verá reflejada en la ventana 'Consulta Asignación'.</text:span></text:p>
      <text:p text:style-name="Standard">Si la venta se canceló Contado Efectivo se genera el movimiento de caja automaticamente. Forma de Pago de pago efectivo y Termino de pago contado rabioso, generado manualmente en la ventana termino de pago, sin línea ni vencimientos. Esto puede ser precargado en la ventana BP/Tercero. </text:p>
      <text:p text:style-name="Standard">Si es en Cta Cte debemos ir a Saldos Pendientes|Reembolso Diario de caja menor para un pago en efectivo.</text:p>
      <text:p text:style-name="Standard">VER que en en el POS, las operaciones son todas de CONTADO?¿?¿?¿? Si es Contado genera automaticamente los movimientos de caja diaria.</text:p>
      <text:p text:style-name="P7">VER si estaría habilitada la cta cte en Miless y si podemos listar la CC en ambas organizaciones</text:p>
      <text:p text:style-name="Standard"/>
      <text:p text:style-name="Standard"/>
      <text:list xml:id="list67325926" text:style-name="L1">
        <text:list-item>
          <text:p text:style-name="P21">Impuestos</text:p>
        </text:list-item>
      </text:list>
      <text:p text:style-name="P7"/>
      <text:p text:style-name="P7">Ver nuevo en Analisis de desempeño. Definicion impuestos Global. Vver efecto</text:p>
      <text:p text:style-name="Standard"/>
      <text:p text:style-name="Standard"/>
      <text:p text:style-name="P1">Retenciones: </text:p>
      <text:p text:style-name="Standard"><text:s/>Lo que LCO implementa son Retenciones y Percepciones, es decir en las Facturas de compra y Ventas. Al cargar la tasa del impuesto debemos marcar la checkbox impuesto de venta PERO para que al facturar por ventas (Percepciones) nos SUME el importe de la percepción, aunque en la pestaña retenciones el importe sea negativo DEBEMOS cargar la tasa del impuesto en NEGATIVO -% (En principio LCO está pensado como RETENCION en compras; lo cual es correcto porque al ser una operación de compra, pagaríamos menos pues retenemos parte del importe total, por eso alli la tasa va en positivo) </text:p>
      <text:p text:style-name="P10">Impuesto de VENTA significa que solo se aplica a las operaciones de venta.</text:p>
      <text:p text:style-name="Standard">La retenciones y percepciones efectuadas por la empresa van cuentas diferentes.</text:p>
      <text:p text:style-name="P7"/>
      <text:p text:style-name="P15">La retención siempre se calculan el la factura. La diferencia es la aplicacion de la misma, efecto contable. Si elegimos no genera retención en el tipo de documento y aplica en Pago en <text:soft-page-break/>tipo de retención el sistema no detallará la retención al contabilizar la factura. Pero si cuando contabilicemos la “Asignación del Pago”.</text:p>
      <text:p text:style-name="Standard"/>
      <text:p text:style-name="P7">VER, en los inscriptos se retiene % sobre la base imponible (Neto sin iva) y el los Monot y CF sobre el total de la factura, ver como implementar eso.PROBAR retenciones en fact B</text:p>
      <text:p text:style-name="Standard"/>
      <text:p text:style-name="P8">4o - La constancia de <text:span text:style-name="T2">retención</text:span> reunirá los siguientes requisitos: </text:p>
      <text:p text:style-name="P8">1. La denominación del comprobante (preimpreso). </text:p>
      <text:p text:style-name="P8">2. Número de comprobante correlativo y progresivo (preimpreso). </text:p>
      <text:p text:style-name="P8">3. Fecha de emisión. </text:p>
      <text:p text:style-name="P8">4. Datos de emisor (preimpresos) </text:p>
      <text:p text:style-name="P8">- Nombre y apellido o razón social o denominación. </text:p>
      <text:p text:style-name="P8">- Clave Unica de Identificación Tributaria otorgada por la Dirección General Impositiva. </text:p>
      <text:p text:style-name="P8">- Número de inscripción en el Impuesto sobre los Ingresos Brutos. </text:p>
      <text:p text:style-name="P8">- Domicilio y código postal. </text:p>
      <text:p text:style-name="P8">5. Datos del sujeto retenido: </text:p>
      <text:p text:style-name="P8">- Nombre y apellido o razón social o denominación. </text:p>
      <text:p text:style-name="P8">Número de inscripción en el Impuesto sobre los Ingresos Brutos y número de C.U.I.T. otorgado por la Dirección General Impositiva. </text:p>
      <text:p text:style-name="P8">- Domicilio y código postal. </text:p>
      <text:p text:style-name="P8">Detalle de la retención: </text:p>
      <text:p text:style-name="P8">Importe de la operación. </text:p>
      <text:p text:style-name="P8">Porcentaje de la retención. </text:p>
      <text:p text:style-name="P8">Importe retenido. </text:p>
      <text:p text:style-name="P8">Apellido y nombre y carácter que reviste la persona habilitada para suscribir el comprobante. </text:p>
      <text:p text:style-name="P8">Emisión por duplicado: </text:p>
      <text:p text:style-name="P8">Original: para el sujeto retenido. </text:p>
      <text:p text:style-name="P8">Duplicado: para el agente de retención, que deberá ser archivado por separado del </text:p>
      <text:p text:style-name="P8">resto de la documentación en forma correlativa. </text:p>
      <text:p text:style-name="P8">CALCULO DE LAS RETENCIONES O PERCEPCIONES </text:p>
      <text:p text:style-name="P8">5o - La retención o percepción se practicará sobre el importe total deducido el valor </text:p>
      <text:p text:style-name="P8">agregado cuando el sujeto revista la calidad de responsable inscripto ante el referido tributo y el </text:p>
      <text:p text:style-name="P8">mismo se encuentre discriminado, caso contrario deberá considerarse el monto total de la operación. </text:p>
      <text:p text:style-name="P8">Sobre el importe establecido en el párrafo anterior se aplicará la alícuota que se establezca en cada </text:p>
      <text:p text:style-name="P8">Anexo. </text:p>
      <text:p text:style-name="P8">(8° .- Modifícase el primer párrafo del artículo 5° de la Resolución 104/2003 el cual quedará </text:p>
      <text:p text:style-name="P8">redactado de la siguiente manera: </text:p>
      <text:p text:style-name="P8">“5°.- La retención o percepción se practicará sobre el importe total deducido el impuesto al </text:p>
      <text:p text:style-name="P8">valor agregado cuando el sujeto revista la calidad de responsable inscripto ante el referido tributo y </text:p>
      <text:p text:style-name="P8">el mismo se encuentre discriminado, caso contrario deberá considerarse el monto total de la </text:p>
      <text:p text:style-name="P8">operación.” Resolución 100/04 Vig. 01/03/2004) </text:p>
      <text:p text:style-name="P8"/>
      <text:p text:style-name="P8">EXCEPCIONES </text:p>
      <text:p text:style-name="P8">8o </text:p>
      <text:p text:style-name="P8">- La Dirección General de Rentas podrá entregar la constancia </text:p>
      <text:p text:style-name="P8">aludida en el punto 3o, inciso a), de la presente, en los siguientes casos: </text:p>
      <text:p text:style-name="P8">de <text:s/>no <text:s/>retención </text:p>
      <text:p text:style-name="P8">a) Sujetos que realicen exclusivamente actividades exentas, no gravadas o con alícuota </text:p>
      <text:p text:style-name="P8">cero. </text:p>
      <text:p text:style-name="P8"><text:soft-page-break/>b) Sujetos que realicen únicamente actividades sujetas a base imponible especial. </text:p>
      <text:p text:style-name="P8">c) Cuando lo disponga expresamente. </text:p>
      <text:p text:style-name="P8">La Dirección General de Rentas podrá emitir constancias de exclusión en carácter total, parcial y en </text:p>
      <text:p text:style-name="P8">forma temporal. </text:p>
      <text:p text:style-name="P8">9o - Los agentes de retención quedan exceptuados de actuar coma tales en las siguientes </text:p>
      <text:p text:style-name="P8">situaciones: </text:p>
      <text:p text:style-name="P8">a) Cuando realicen pagos de servicios públicos de provisión. ( Luz, Gas, Agua) </text:p>
      <text:p text:style-name="P8">(10° .- Modifícase el inciso a) del artículo 9° de la Resolución 104/2003 el cual quedará redactado de </text:p>
      <text:p text:style-name="P8">la siguiente manera: </text:p>
      <text:p text:style-name="P8">“a) Cuando realicen pagos de los siguientes servicios: luz, gas, agua y teléfono.” Resolución </text:p>
      <text:p text:style-name="P8">100/04 Vig. 01/03/2004) </text:p>
      <text:p text:style-name="P8">b) Cuando realicen pagos por proveedor en el mes calendario por un monto inferior a la suma de pesos </text:p>
      <text:p text:style-name="P8">mil ($ 1.000). Si por efecto del último pago realizado dentro del período mensual se supere este importe, </text:p>
      <text:p text:style-name="P8">la retención o percepción deberá practicarse por el total de los pagos realizados en dicho período. </text:p>
      <text:p text:style-name="P8">(11°.- Modifícase el inciso b) del artículo 9° de la Resolución 104/2003 el cual quedará redactado de </text:p>
      <text:p text:style-name="P8">la siguiente manera: </text:p>
      <text:p text:style-name="P8">“b) Cuando realicen pagos por proveedor por un monto inferior a la suma de pesos </text:p>
      <text:p text:style-name="P8">quinientos ($500.-).” Resolución 100/04 Vig. 01/03/2004) </text:p>
      <text:p text:style-name="P8">Art. 11 Resolución n° 100/04, Modificado por Resolución n° 077/05 (BO n° 4279 del 10/02/2005 -fecha </text:p>
      <text:p text:style-name="P8">de vigencia) </text:p>
      <text:p text:style-name="P8">“ Cuando se realicen pagos por proveedor por un monto inferior a la suma de pesos mil $ 1.000).”- </text:p>
      <text:p text:style-name="P8">Modificado por Res. 332/05 (BO 4298 del 18-04-05) </text:p>
      <text:p text:style-name="P8">"Cuando se realicen pagos por proveedor por un monto inferior a la suma de pesos mil ($ 1.000), </text:p>
      <text:p text:style-name="P8">excepto para el Anexo IV de la Resolución n° 104/03, cuyo monto será de pesos quinientos ($ 500)." </text:p>
      <text:p text:style-name="Standard"/>
      <text:p text:style-name="P7">Ver si hace falta crear un nuevo documento llamado Certificado de Retención.</text:p>
      <text:p text:style-name="P7">Ver Tasas de retención</text:p>
      <text:p text:style-name="P7">Establecer y probar el importe fijo mensual de compra para empezar a Retener.</text:p>
      <text:p text:style-name="Standard"/>
      <text:p text:style-name="Standard">Ojo ver que al arrancar Adempiere dice Colombia y globalqss </text:p>
      <text:p text:style-name="Standard"/>
      <text:p text:style-name="Standard">ver de Cambiar el nombre de la ventana CIIU por <text:span text:style-name="T6">Categoría IIBB</text:span> </text:p>
      <text:p text:style-name="Standard"/>
      <text:p text:style-name="Standard">Ver que los BPs tienen el cuit en codigo y debería ir en Documento, parece que el campo es nuevo :) </text:p>
      <text:p text:style-name="Standard"/>
      <text:p text:style-name="Standard">VER si hace falta crear las categorías para todas las organizaciones o solo para Principal</text:p>
      <text:p text:style-name="Standard">Tipo de Contribuyente: </text:p>
      <text:p text:style-name="Standard">R I </text:p>
      <text:p text:style-name="Standard">Monotributo </text:p>
      <text:p text:style-name="Standard">Consumidor Final </text:p>
      <text:p text:style-name="P7"/>
      <text:p text:style-name="P9">Para las Retenciones debemos crear otras tasas ya que <text:span text:style-name="T6">NO sirve</text:span> la misma config porque en las Per tenemos un monto mínimo mensual y además las RETENCIONES son 'aplicables en pago' ver y <text:soft-page-break/>ADEMÁS la tasa de las PERC va en negativo y las de las RET en positivo. <text:s/>recorte de Res 0103/03 ordenada</text:p>
      <text:p text:style-name="P7"/>
      <text:p text:style-name="P3">Configuracion para cálculos Retenciones/Percepciones efectuadas</text:p>
      <text:p text:style-name="P3"/>
      <text:p text:style-name="Standard">Actividad económica (CIIU): Aqui cargamos las cat de IIBB</text:p>
      <text:p text:style-name="Standard">D Directo Río Negro</text:p>
      <text:p text:style-name="Standard">CM Convenio multilateral</text:p>
      <text:p text:style-name="Standard">SD Sin documentación</text:p>
      <text:p text:style-name="Standard">E Exento</text:p>
      <text:p text:style-name="Standard"/>
      <text:p text:style-name="Standard"/>
      <text:p text:style-name="Standard"/>
      <text:p text:style-name="Standard">Categorías de Rentención: </text:p>
      <text:p text:style-name="Standard">Productos Generales </text:p>
      <text:p text:style-name="Standard">(Cargar Servicios de ser necesario) </text:p>
      <text:p text:style-name="Standard"/>
      <text:p text:style-name="Standard">Tipos de Documento: </text:p>
      <text:p text:style-name="Standard">Una vez generados todos los documentos y sus respectivos contadores (series ) cargar como prefijo el formato:</text:p>
      <text:p text:style-name="Standard"><text:s/>A0001 (Letra/tipo de comporbante y Punto de Venta)</text:p>
      <text:p text:style-name="Standard">Comenzar en la numeración correspondiente por ej 121, y ver como luego cuando sea necesario completar con ceros a la izquierda hasta completar los 8 dígitos. <text:span text:style-name="T7">En la ventana Tipo de Documento (Menú&gt;Análisis de Desempeño&gt;Reglas Contables) A los docuementos de ventas facturas A y Facturas B, y al de compras Facturas (proveedor) elegir Genera retenciones </text:span><text:span text:style-name="T8">'Auto'</text:span><text:span text:style-name="T7"> (automáticamente).</text:span></text:p>
      <text:p text:style-name="Standard"/>
      <text:p text:style-name="Standard">Categorías de Impuesto: </text:p>
      <text:p text:style-name="Standard">Retenciones (checkbox es retención marcada) </text:p>
      <text:p text:style-name="Standard"/>
      <text:p text:style-name="Standard">Tasas de <text:s/>Percepciones</text:p>
      <text:p text:style-name="Standard">0.5% CM</text:p>
      <text:p text:style-name="Standard">1% D</text:p>
      <text:p text:style-name="Standard">5% Sin documentación</text:p>
      <text:p text:style-name="Standard">0% Exentos</text:p>
      <text:p text:style-name="Standard"/>
      <text:p text:style-name="P7">País Argentina Región Rio Negro solamente no retener a NQN?¿??¿VER </text:p>
      <text:p text:style-name="P5">Pestaña Contabilidad (reveer): </text:p>
      <text:p text:style-name="Standard">Imp al vender: Principal-112204 (modif la x defecto) </text:p>
      <text:p text:style-name="Standard">Imp al Comprar: Principal-112203 (modif la x defecto) </text:p>
      <text:p text:style-name="Standard">Gastos impuesto: Principal-521114 (solo cambiamos la org de * a Principal) </text:p>
      <text:p text:style-name="Standard">Impuesto Pagado: Principal-213105 (solo cambiamos la org de * a Principal) </text:p>
      <text:p text:style-name="Standard">Impuesto Acreditado: Principal-112210 (solo cambiamos la org de * a Principal) </text:p>
      <text:p text:style-name="Standard"/>
      <text:p text:style-name="Standard">1- Tipo de Retención: </text:p>
      <text:p text:style-name="Standard">Allí cargamos en la pestaña 'Tipo Retención' las “categorías”:</text:p>
      <text:list xml:id="list2073358899" text:style-name="L2">
        <text:list-item>
          <text:p text:style-name="P23">Retenciones CxP </text:p>
        </text:list-item>
        <text:list-item>
          <text:p text:style-name="P23">Percepciones CxC</text:p>
          <text:p text:style-name="P23"/>
        </text:list-item>
      </text:list>
      <text:p text:style-name="Standard">2- En la pestaña 'Configuración Regla Retención' cargamos los campos que se utilizarán en el cálculo <text:s/>de la retención/percepción. En nuestro caso es:</text:p>
      <text:p text:style-name="Standard">Usa CIIU Tercero (esto es la categoría de IIBB: Directo o Convenio)</text:p>
      <text:p text:style-name="Standard"><text:soft-page-break/></text:p>
      <text:p text:style-name="Standard">3- En la pestaña 'Regla Retención' definimos la reglas que, según los datos cargados en los campos de la configuración de la retención, definen que cálculo re Retención aplicar.</text:p>
      <text:p text:style-name="Standard"/>
      <text:p text:style-name="Standard">4- Cáculo Retención, aquí definimos la alícuota (tasa ya cargada en Menu&gt;Analisis de Desempeño&gt;Reglas Contables&gt;Tasa de impuesto) a aplicar, también definimos el límite mínimo y máximo de la base de cálculo y si es aplicable en Factura o en Pago.</text:p>
      <text:p text:style-name="Standard"/>
      <text:p text:style-name="P3">Contabilidad de retenciones y percepciones</text:p>
      <text:p text:style-name="Standard">Las Retenciones y percepciones sufridas son Activo Corriente, Créditos impositivos.</text:p>
      <text:p text:style-name="Standard">Cambiamos el nombre de las cuentas 112203-Retenciones IIBB a Retenciones IIBB sufridas y la cuenta 112203-Percecpciones IIBB a Percecpiones IIBB Sufridas.</text:p>
      <text:p text:style-name="Standard"/>
      <text:p text:style-name="Standard">Las retenciones y percepciones efectuadas son Pasivo Corriente, Deudas Fiscales. (ret y perc IIBB a depositar.</text:p>
      <text:p text:style-name="Standard">Creamos las nuevas cuentas (en la ventana Elemento Contable) </text:p>
      <text:p text:style-name="Standard">213108 – Retenciones IIBB a depositar</text:p>
      <text:p text:style-name="Standard">213109 – Percepciones IIBB a depositar</text:p>
      <text:p text:style-name="Standard">EN Pasivo Corriente, Deudas Fiscales</text:p>
      <text:p text:style-name="Standard"/>
      <text:p text:style-name="P8">Visto en documento Plan Contable LEIMAT</text:p>
      <text:p text:style-name="Standard"/>
      <text:p text:style-name="P3">Configuracion para cálculos Retenciones/Percepciones <text:s/>Sufridas</text:p>
      <text:p text:style-name="P17"/>
      <text:p text:style-name="P18">Para registrar las <text:span text:style-name="T2">percepciones sufridas</text:span> debemos crear el producto de tipo gasto:</text:p>
      <text:p text:style-name="P19"/>
      <text:p text:style-name="P18">Percepciones IIBB sufridas - Principal-112204-_-_ (percepciones)</text:p>
      <text:p text:style-name="P18">y en la solapa contabilidad al campo 'Costos o Gastos producto le asignamos la Principal-112204-_-_ (percepciones)</text:p>
      <text:p text:style-name="P18"/>
      <text:p text:style-name="P18">Para registrar las <text:span text:style-name="T1">r</text:span><text:span text:style-name="T2">etenciones sufridas</text:span> debemos cargar la retención informada por nuestro cliente (en un certificado) como un ajuste al cargar el pago. En la Ventana Pago/Recaudo, pestaña Pago, seleccionamos obviamente el tipo de documento 'Recibo (cobro a clientes)'. Seleccionamos el Tercero (Bp) y seleccionamos la factura a pagar, y en el campo 'Total de ajuste' cargamos (en positivo) el importe de la retención informada. Luego guardar y completar el recibo. En la asignación del pago ese ajuste se contabiliza como deudores incobrables. Pero nosotros reasigaremos esa cuenta a la de Retenciones sufridas. Hacemos esto en la ventana Grupo de terceros (Bps) ya que de ahí toman la configuración contable los bps, por eso tenemos que modificar esta cuenta en tantas categorías como tengamos, siempre que se trate de clientes. </text:p>
      <text:p text:style-name="P3"/>
      <text:p text:style-name="P3"/>
      <text:p text:style-name="P8"/>
      <text:p text:style-name="Standard"/>
      <text:list xml:id="list1636339860" text:style-name="L3">
        <text:list-item>
          <text:p text:style-name="P22">Productos</text:p>
          <text:p text:style-name="P22"/>
        </text:list-item>
      </text:list>
      <text:p text:style-name="Standard">Luego de migrar los productos y su respectivos stocks en la ventana inventario físico NO hay que darle al botón actualizar cantidad, simplemente completar el documento para que el stock contado se haga efectivo. </text:p>
      <text:p text:style-name="Standard">En la ventana Productos, ver campo 'Categoría de retención'. Es variable para el calculo de las retenciones. (<text:span text:style-name="T3">Como instalamos LCO luego de migrados los productos este campo está en blanco, pero como en la regla de calculo de retención nosotros no incluimos esta variable, la percepción/retención se realiza igualmente.</text:span><text:span text:style-name="T5">)</text:span></text:p>
      <text:p text:style-name="Standard"><text:soft-page-break/></text:p>
      <text:p text:style-name="Standard"/>
      <text:p text:style-name="Standard">Las facturas de _Ventas son AR Invoices (Acount Receivable Invoice) y las de Compra AP Invoice (Account Payable Invoice. CxP =Cuentas por pagar (compras) y CxC son cuentas por cobrar (ventas) </text:p>
      <text:p text:style-name="Standard">Creamos las secuencias primero para todos los comprobantes (los <text:span text:style-name="T9">Recibos </text:span>y las N/D, N/C, las facturas con sus puntos de venta, etc.)</text:p>
      <text:p text:style-name="Standard"><text:s/>Definimos 2 nuevos tipos de documento Factura A000x y Factura B000x y le asignamos sus respectivas secuencias de documentos lo mismo para ND000x, NC000x etc </text:p>
      <text:p text:style-name="Standard"/>
      <text:p text:style-name="Standard">Para facturas A y B debemos crear 2 tipos de documentos diferentes. <text:s/>Y por cada punto de Venta por separado. Por ejemplo:</text:p>
      <text:p text:style-name="Standard">Factura A-0001</text:p>
      <text:p text:style-name="Standard">Factura B-0001</text:p>
      <text:p text:style-name="Standard">Nota de Crédito A-0001</text:p>
      <text:p text:style-name="Standard">Nota de Crédito B-0001</text:p>
      <text:p text:style-name="Standard">Nota de Débito A-0001</text:p>
      <text:p text:style-name="Standard">Nota de Débito B-0001</text:p>
      <text:p text:style-name="Standard">con su respectiva secuencia, en caso de haber mas puntos de venta crear nuevos documentos (A0002, A003 etc, con sus respectivas secuencias) </text:p>
      <text:p text:style-name="Standard">Recibo (Cobro a Clientes)</text:p>
      <text:p text:style-name="Standard">Pago a Proveedores</text:p>
      <text:p text:style-name="Standard">Factura a Proveedores</text:p>
      <text:p text:style-name="Standard">Comprobante (certificado) de Retención</text:p>
      <text:p text:style-name="P8">(ver las demás traducciones de documentos, como Movimiento de Inventario, Diario de caja, Inventario físico, Pedidos, Presupuestos, Remitos? Etc.)</text:p>
      <text:p text:style-name="P13">O JO hay que crear laS POS ORDERA0001/B0001 etc y Standard Order A0001/B0001 ya que estas tiene un documento desino a facturar, entonces al completar la Standar Orden cumple la regal de facturación y en tipo de documento seleccionamos el tipo de documento destino, y alli cargamos Factura A0001/B0001 etc segun corresponda.</text:p>
      <text:p text:style-name="P13"/>
      <text:p text:style-name="P14">Al completar una POS Order (tipo de Orden que emite el PDV), ésta emite y completa los siguientes documentos:</text:p>
      <text:p text:style-name="P14"/>
      <text:p text:style-name="P14">Entrega (MM Shipment Indirect)</text:p>
      <text:p text:style-name="P14">Factura (AR Invoice Indirect) <text:s/>asociada en la ventana 'tipo de documento', campo 'tipo de documento para la factura'.</text:p>
      <text:p text:style-name="P14">Una entrada en el Libro de Efectivo del tipo Invoice.</text:p>
      <text:p text:style-name="Standard"/>
      <text:p text:style-name="Standard">*<text:span text:style-name="T2">Contra-documentos</text:span> los contradocumentos son necesarios la hacer operaciones entre organizaciones de la misma empresa. Entonces al realizar una operación que involucra un documento en una de las organizaciones debemos establecer que documento corresponde emitir en la otra. Por ejemplo si generamos una venta en la Organización A, emitimos una factura de ventas AR Invoice CxC y en la organización B el documento debería ser una Facturas de Compras, AP Invoice CxP. Con lo cual el contra documento de la AR Invoice en la Org A es una AP invocie.</text:p>
      <text:p text:style-name="Standard"/>
      <text:p text:style-name="P7">VER si es necesario a los Bps Monotributista asociarlos con los impuestos y que eso interactue con la situacion fiscal de los productos (como en OB) o simplemente basta con generar un documento distinto a los inscriptos (Facturas B) con su correspondiente formato de impresion el cual incluya el precio de los productos IVA incluido y sin discriminacion del mismo.</text:p>
      <text:p text:style-name="P7"/>
      <text:p text:style-name="P4">Operaciones de Ventas</text:p>
      <text:p text:style-name="P7"><text:soft-page-break/></text:p>
      <text:p text:style-name="Standard">El presupuesto (Non-Binding offer) tiene que tener un estado de 'En progreso' (no completo) para poder ser convertido en una Standard order.</text:p>
      <text:p text:style-name="Standard"/>
      <text:p text:style-name="Standard"/>
      <text:p text:style-name="Standard"/>
      <text:list xml:id="list2026523538" text:style-name="L4">
        <text:list-item>
          <text:p text:style-name="P24">Tipos de documentos (ordenes de venta en AD) Ly tiene :</text:p>
          <text:p text:style-name="P24">Devolución del cliente</text:p>
          <text:p text:style-name="P24">Parte de Movimientos</text:p>
          <text:p text:style-name="P24">Remito de Salida</text:p>
        </text:list-item>
      </text:list>
      <text:p text:style-name="Standard"/>
      <text:p text:style-name="P1">Cuentas Corrientes en Ventas</text:p>
      <text:p text:style-name="P20">Consultar a la gente de LEIMAT como realizan la operatoria.</text:p>
      <text:p text:style-name="P1">Cuentas Corrientes en Compras</text:p>
      <text:p text:style-name="P20">Consultar a la gente de LEIMAT como realizan la operatoria.</text:p>
      <text:p text:style-name="P20"/>
      <text:p text:style-name="P20"/>
      <text:p text:style-name="P6">WORKFLOW</text:p>
      <text:p text:style-name="P20"/>
      <text:p text:style-name="P20">Al cargar las actividades (nodos) si en algún caso tuvieramos 2 o más actividades siguientes en la transición, comenzamos la carga con la actividad siguiente que tiene la condición más particular hasta terminar con la que no tiene condiciones o tiene la condición más general (la secuencia del particular debe ser menor que la del general). Pag, 310</text:p>
      <text:p text:style-name="P20"/>
      <text:p text:style-name="P20"/>
      <text:p text:style-name="P20"/>
      <text:p text:style-name="P20">Apartado traducciones nombres de Documentos</text:p>
      <text:p text:style-name="P20"/>
      <text:list xml:id="list224815121" text:style-name="L5">
        <text:list-item>
          <text:p text:style-name="P25">Purchase Requisition = Pedido a Proveedores</text:p>
        </text:list-item>
        <text:list-item>
          <text:p text:style-name="P2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cos damian</meta:initial-creator>
    <meta:creation-date>2011-07-24T09:30:12</meta:creation-date>
    <dc:date>2011-10-06T13:24:07</dc:date>
    <dc:creator>marcos damian</dc:creator>
    <meta:editing-duration>P1DT6H45M47S</meta:editing-duration>
    <meta:editing-cycles>54</meta:editing-cycles>
    <meta:generator>OpenOffice.org/3.3$Linux OpenOffice.org_project/330m20$Build-9567</meta:generator>
    <meta:document-statistic meta:table-count="0" meta:image-count="0" meta:object-count="0" meta:page-count="9" meta:paragraph-count="230" meta:word-count="3607" meta:character-count="22650"/>
  </office:meta>
</office:document-meta>
</file>